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start" style:justify-single-word="false" style:text-autospace="none" style:writing-mode="lr-tb"/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text-properties style:text-outline="false" style:text-line-through-styl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Table_20_Contents"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table:number-columns-spanned="3" office:value-type="string">
            <text:p text:style-name="P4">BERSERKER INI Settings</text:p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3">Section:Combat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">DoAutoTarget ( 0=off 1=on)</text:p>
          </table:table-cell>
          <table:table-cell table:style-name="Table1.A3" office:value-type="string">
            <text:p text:style-name="P1">Lets the macro automatically choose the target. Main Assist will choose a named if in camp or the mob with the lowest HP, all other characters will follow the MA's target even if it changes mid fight. Note – Warrior might change targets frequently to keep aggro.</text:p>
          </table:table-cell>
          <table:table-cell table:style-name="Table1.A2" office:value-type="string">
            <text:p text:style-name="P5">None currently</text:p>
          </table:table-cell>
        </table:table-row>
        <table:table-row>
          <table:table-cell table:style-name="Table1.A3" office:value-type="string">
            <text:p text:style-name="P1">DoAutoEngage ( 0=off 1=on)</text:p>
          </table:table-cell>
          <table:table-cell table:style-name="Table1.A3" office:value-type="string">
            <text:p text:style-name="P5">If melee is enabled will cause the character to /stick to the target if it hp is &lt; <text:span text:style-name="T1">AutoAssistAt % and in Range of the MA if UseSmartAssist is enabled</text:span></text:p>
          </table:table-cell>
          <table:table-cell table:style-name="Table1.A2" office:value-type="string">
            <text:p text:style-name="P5">None currently</text:p>
          </table:table-cell>
        </table:table-row>
        <table:table-row>
          <table:table-cell table:style-name="Table1.A3" office:value-type="string">
            <text:p text:style-name="P1">FollowMarkTarget (0=off, 1,2,3 )</text:p>
          </table:table-cell>
          <table:table-cell table:style-name="Table1.A3" office:value-type="string">
            <text:p text:style-name="P1">Will lock onto the target number marked with the same Group Target NPC # in game.</text:p>
            <text:p text:style-name="P1">DoAutoTarget=1 for this feature to work.</text:p>
          </table:table-cell>
          <table:table-cell table:style-name="Table1.A2" office:value-type="string">
            <text:p text:style-name="P5">None currently</text:p>
            <text:p text:style-name="P5">Useful for splitting the group between 2 or <text:s/>more targets</text:p>
          </table:table-cell>
        </table:table-row>
        <table:table-row>
          <table:table-cell table:style-name="Table1.A3" office:value-type="string">
            <text:p text:style-name="P7">AllowMezBreak ( 0=off 1=on)</text:p>
          </table:table-cell>
          <table:table-cell table:style-name="Table1.A3" office:value-type="string">
            <text:p text:style-name="P5">Allow the macro to attack a mez'd mob. This should be on for the MA and off for all others.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1">ForceAlliance ( 0=off 1=on)</text:p>
          </table:table-cell>
          <table:table-cell table:style-name="Table1.A3" office:value-type="string">
            <text:p text:style-name="P7">Casts BER alliance ability anytime its not on CD...Useful for when other BER are around and not in group.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5">StickHow ( Valid stick command)</text:p>
          </table:table-cell>
          <table:table-cell table:style-name="Table1.A3" office:value-type="string">
            <text:p text:style-name="P5">Uses a custom stick command instead of the default.</text:p>
          </table:table-cell>
          <table:table-cell table:style-name="Table1.A2" office:value-type="string">
            <text:p text:style-name="P5">None Currently.</text:p>
          </table:table-cell>
        </table:table-row>
        <table:table-row>
          <table:table-cell table:style-name="Table1.A3" office:value-type="string">
            <text:p text:style-name="P5">UseAlliance <text:span text:style-name="T1">( 0=off 1=on)</text:span></text:p>
          </table:table-cell>
          <table:table-cell table:style-name="Table1.A3" office:value-type="string">
            <text:p text:style-name="P5">Automatic use of alliance if there are at least 3 total BER in group.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1">UseAoE ( 0=off 1=on)</text:p>
          </table:table-cell>
          <table:table-cell table:style-name="Table1.A3" office:value-type="string">
            <text:p text:style-name="P5">Turn the use of AoE abilities on/off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1">UseIntimidate ( 0=off 1=on)</text:p>
          </table:table-cell>
          <table:table-cell table:style-name="Table1.A3" office:value-type="string">
            <text:p text:style-name="P5">Turn the use of the intimidate skill on/off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1">UseMelee ( 0=off 1=on)</text:p>
          </table:table-cell>
          <table:table-cell table:style-name="Table1.A3" office:value-type="string">
            <text:p text:style-name="P5">Turns on/off the use of melee combat.</text:p>
          </table:table-cell>
          <table:table-cell table:style-name="Table1.A2" office:value-type="string">
            <text:p text:style-name="P5">/tglmelee – toggle on/off</text:p>
            <text:p text:style-name="P5">/meleeon – turn melee on</text:p>
            <text:p text:style-name="P5">/meleeoff – turn melee off</text:p>
          </table:table-cell>
        </table:table-row>
        <table:table-row>
          <table:table-cell table:style-name="Table1.A3" office:value-type="string">
            <text:p text:style-name="P1">UseOpener ( 0=off 1=on)</text:p>
          </table:table-cell>
          <table:table-cell table:style-name="Table1.A3" office:value-type="string">
            <text:p text:style-name="P5">Turn the use of BER before combat abilities ( Sucker punch ) <text:s/>on/off</text:p>
          </table:table-cell>
          <table:table-cell table:style-name="Table1.A2" office:value-type="string">
            <text:p text:style-name="P5"/>
          </table:table-cell>
        </table:table-row>
        <text:soft-page-break/>
        <table:table-row>
          <table:table-cell table:style-name="Table1.A3" office:value-type="string">
            <text:p text:style-name="P1">UsePet ( 0=off 1=on)</text:p>
          </table:table-cell>
          <table:table-cell table:style-name="Table1.A3" office:value-type="string">
            <text:p text:style-name="P5">Turn pet use on/off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3" office:value-type="string">
            <text:p text:style-name="Standard">DoBattleLeap <text:span text:style-name="T2">( 0=off 1=on)</text:span></text:p>
          </table:table-cell>
          <table:table-cell table:style-name="Table1.A3" office:value-type="string">
            <text:p text:style-name="Table_20_Contents"><text:s/>Turn the use of Battle Leap on/off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3" office:value-type="string">
            <text:p text:style-name="P3">Section:General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2">FollowToonName</text:p>
          </table:table-cell>
          <table:table-cell table:style-name="Table1.A3" office:value-type="string">
            <text:p text:style-name="P5">Will follow the toon name. NULL = not following anyone.</text:p>
            <text:p text:style-name="P5">Gets update with certain in game commands</text:p>
          </table:table-cell>
          <table:table-cell table:style-name="Table1.A2" office:value-type="string">
            <text:p text:style-name="P5">/chase – follow's current target</text:p>
            <text:p text:style-name="P5">/chaseon - follow's current target</text:p>
            <text:p text:style-name="P5">/chaseoff – Stop following</text:p>
            <text:p text:style-name="P5">/chaseme – Follow toon that issues this command</text:p>
          </table:table-cell>
        </table:table-row>
        <table:table-row>
          <table:table-cell table:style-name="Table1.A3" office:value-type="string">
            <text:p text:style-name="P1">AssistRange ( 20-200 )</text:p>
          </table:table-cell>
          <table:table-cell table:style-name="Table1.A3" office:value-type="string">
            <text:p text:style-name="P5">How close a mob must be before attacking.</text:p>
          </table:table-cell>
          <table:table-cell table:style-name="Table1.A2" office:value-type="string">
            <text:p text:style-name="P5">/assistrange 190</text:p>
          </table:table-cell>
        </table:table-row>
        <table:table-row>
          <table:table-cell table:style-name="Table1.A3" office:value-type="string">
            <text:p text:style-name="P1">AutoAssistAt ( 10-100 )</text:p>
          </table:table-cell>
          <table:table-cell table:style-name="Table1.A3" office:value-type="string">
            <text:p text:style-name="P5">Mob must be at or below this health % to start attacking.</text:p>
          </table:table-cell>
          <table:table-cell table:style-name="Table1.A2" office:value-type="string">
            <text:p text:style-name="P5">/autoassistat 99</text:p>
          </table:table-cell>
        </table:table-row>
        <table:table-row>
          <table:table-cell table:style-name="Table1.A3" office:value-type="string">
            <text:p text:style-name="P2">AutoCampHold <text:span text:style-name="T1">( 0=off 1=on)</text:span></text:p>
          </table:table-cell>
          <table:table-cell table:style-name="Table1.A3" office:value-type="string">
            <text:p text:style-name="P5">Controls weather a toon will return to the exact spot a /camphere command was issued after combat has ended. Turning this off allows a toon to stay where it is after combat as long as is has not traveled more than the <text:s/>AutoCampRadius distance from where the /camphere command was issued.</text:p>
          </table:table-cell>
          <table:table-cell table:style-name="Table1.A2" office:value-type="string">
            <text:p text:style-name="P5">/campexact – toggles it on/off</text:p>
            <text:p text:style-name="P5"/>
            <text:p text:style-name="P5">Related Commands:</text:p>
            <text:p text:style-name="P5">/camphere – Set current location as the camp spot to return to.</text:p>
            <text:p text:style-name="P5">/campoff – Turn off camp features.</text:p>
          </table:table-cell>
        </table:table-row>
        <table:table-row>
          <table:table-cell table:style-name="Table1.A3" office:value-type="string">
            <text:p text:style-name="P2">AutoCampRadius (20-100)</text:p>
          </table:table-cell>
          <table:table-cell table:style-name="Table1.A3" office:value-type="string">
            <text:p text:style-name="P5">Distance from where /camphere command is issued to be consider “in camp”. Has no effect on <text:span text:style-name="T1">AssistRange or other range checks, only used for camp return features.</text:span></text:p>
          </table:table-cell>
          <table:table-cell table:style-name="Table1.A2" office:value-type="string">
            <text:p text:style-name="P5">/campradius 20</text:p>
            <text:p text:style-name="P5"/>
            <text:p text:style-name="P5">Related Commands:</text:p>
            <text:p text:style-name="P5">/camphere – Set current location as the camp spot to return to.</text:p>
            <text:p text:style-name="P5">/campoff – Turn off camp features.</text:p>
          </table:table-cell>
        </table:table-row>
        <table:table-row>
          <table:table-cell table:style-name="Table1.A3" office:value-type="string">
            <text:p text:style-name="P2">BurnAlways <text:span text:style-name="T1">( 0=off 1=on)</text:span></text:p>
          </table:table-cell>
          <table:table-cell table:style-name="Table1.A3" office:value-type="string">
            <text:p text:style-name="P5"><text:s/>Constantly run the burn routine and use skills/spells/abilites as they become available. Best use is the in game command for manually turning burning on/off as needed. </text:p>
          </table:table-cell>
          <table:table-cell table:style-name="Table1.A2" office:value-type="string">
            <text:p text:style-name="P5">/tglburn – toggles burning on/off</text:p>
            <text:p text:style-name="P5"/>
            <text:p text:style-name="P5">Related Commands:</text:p>
            <text:p text:style-name="P5">/burnit – single target burn based on mob id, when its dead the burn stops.</text:p>
          </table:table-cell>
        </table:table-row>
        <table:table-row>
          <table:table-cell table:style-name="Table1.A3" office:value-type="string">
            <text:p text:style-name="P2">BurnMobCount ( 2-100)</text:p>
          </table:table-cell>
          <table:table-cell table:style-name="Table1.A3" office:value-type="string">
            <text:p text:style-name="P5">Number of mobs on Xtarget aggro needed to trigger a burn. Good for fast killing on large pulls </text:p>
          </table:table-cell>
          <table:table-cell table:style-name="Table1.A2" office:value-type="string">
            <text:p text:style-name="P5">/burncount 3</text:p>
          </table:table-cell>
        </table:table-row>
        <table:table-row>
          <table:table-cell table:style-name="Table1.A3" office:value-type="string">
            <text:p text:style-name="P2">BurnNamed <text:span text:style-name="T1">( 0=off 1=on)</text:span></text:p>
          </table:table-cell>
          <table:table-cell table:style-name="Table1.A3" office:value-type="string">
            <text:p text:style-name="P5">Automatically burn any named mob.</text:p>
          </table:table-cell>
          <table:table-cell table:style-name="Table1.A2" office:value-type="string">
            <text:p text:style-name="P5">None currently</text:p>
          </table:table-cell>
        </table:table-row>
        <table:table-row>
          <table:table-cell table:style-name="Table1.A3" office:value-type="string">
            <text:p text:style-name="P2">DoMed <text:span text:style-name="T1">( 0=off 1=on)</text:span></text:p>
          </table:table-cell>
          <table:table-cell table:style-name="Table1.A3" office:value-type="string">
            <text:p text:style-name="P5">Turns on auto sit/medding based on EndMedPct (endurance) and <text:soft-page-break/>MedPct (mana) </text:p>
          </table:table-cell>
          <table:table-cell table:style-name="Table1.A2" office:value-type="string">
            <text:p text:style-name="P5">/tglmed – toggles medding on/off</text:p>
          </table:table-cell>
        </table:table-row>
        <table:table-row>
          <table:table-cell table:style-name="Table1.A3" office:value-type="string">
            <text:p text:style-name="P2">EndMedPct ( 0-100)</text:p>
          </table:table-cell>
          <table:table-cell table:style-name="Table1.A3" office:value-type="string">
            <text:p text:style-name="P5">Med if endurance % is below this number and DoMed=1</text:p>
          </table:table-cell>
          <table:table-cell table:style-name="Table1.A2" office:value-type="string">
            <text:p text:style-name="P5">/endmedpct 80</text:p>
          </table:table-cell>
        </table:table-row>
        <table:table-row>
          <table:table-cell table:style-name="Table1.A3" office:value-type="string">
            <text:p text:style-name="P2">MedPct ( 0-100)</text:p>
          </table:table-cell>
          <table:table-cell table:style-name="Table1.A3" office:value-type="string">
            <text:p text:style-name="P5">Med if mana % is below this number and DoMed=1</text:p>
          </table:table-cell>
          <table:table-cell table:style-name="Table1.A2" office:value-type="string">
            <text:p text:style-name="P5">/medpct 80</text:p>
          </table:table-cell>
        </table:table-row>
        <table:table-row>
          <table:table-cell table:style-name="Table1.A3" office:value-type="string">
            <text:p text:style-name="Standard">ModRodManaPct</text:p>
          </table:table-cell>
          <table:table-cell table:style-name="Table1.A3" office:value-type="string">
            <text:p text:style-name="Table_20_Contents">Mana % to start trying to use mod rods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InstantRelease <text:span text:style-name="T1">( 0=off 1=on)</text:span></text:p>
          </table:table-cell>
          <table:table-cell table:style-name="Table1.A3" office:value-type="string">
            <text:p text:style-name="P5">Instantly release and return to bind point on death</text:p>
          </table:table-cell>
          <table:table-cell table:style-name="Table1.A2" office:value-type="string">
            <text:p text:style-name="P5">/instantrelease – toggles on/off</text:p>
          </table:table-cell>
        </table:table-row>
        <table:table-row>
          <table:table-cell table:style-name="Table1.A3" office:value-type="string">
            <text:p text:style-name="P2">StickToKillTarget <text:span text:style-name="T1">( 0=off 1=on)</text:span></text:p>
          </table:table-cell>
          <table:table-cell table:style-name="Table1.A3" office:value-type="string">
            <text:p text:style-name="P5">Determines if you stick and follow a target when a /killtarget command is issued</text:p>
          </table:table-cell>
          <table:table-cell table:style-name="Table1.A2" office:value-type="string">
            <text:p text:style-name="P5">Related Commands:</text:p>
            <text:p text:style-name="P5">/killtarget – Used to force the attacking of a target, very useful for objects and targets that dont show up on Xtarget.</text:p>
          </table:table-cell>
        </table:table-row>
        <table:table-row>
          <table:table-cell table:style-name="Table1.A3" office:value-type="string">
            <text:p text:style-name="P2">UseFellowship <text:span text:style-name="T1">( 0=off 1=on)</text:span></text:p>
          </table:table-cell>
          <table:table-cell table:style-name="Table1.A3" office:value-type="string">
            <text:p text:style-name="P5">Teleports to campfire after respawning from a death.</text:p>
          </table:table-cell>
          <table:table-cell table:style-name="Table1.A2" office:value-type="string">
            <text:p text:style-name="P5">/usefellowship - toggles on/off</text:p>
          </table:table-cell>
        </table:table-row>
        <table:table-row>
          <table:table-cell table:style-name="Table1.A3" office:value-type="string">
            <text:p text:style-name="Standard">UseModRods</text:p>
          </table:table-cell>
          <table:table-cell table:style-name="Table1.A3" office:value-type="string">
            <text:p text:style-name="Table_20_Contents">Turn the use of mod rods on/off based on <text:s/>ModRodManaPct ( Should be off for melee )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">UseSmartAssist <text:span text:style-name="T1">( 0=off 1=on)</text:span></text:p>
          </table:table-cell>
          <table:table-cell table:style-name="Table1.A3" office:value-type="string">
            <text:p text:style-name="P5">Waits till mobs are in melee range of the MA before attacking. Keeps characters from attacking a mob that is below <text:span text:style-name="T1">AutoAssistAt % while it is being pulled/positioned.</text:span></text:p>
            <text:p text:style-name="P6">NOTE: If using a PET TANK turn this off!</text:p>
          </table:table-cell>
          <table:table-cell table:style-name="Table1.A2" office:value-type="string">
            <text:p text:style-name="P5">/smartassist - toggles on/off</text:p>
          </table:table-cell>
        </table:table-row>
        <table:table-row>
          <table:table-cell table:style-name="Table1.A3" office:value-type="string">
            <text:p text:style-name="P2">UseZoneLogic <text:span text:style-name="T1">( 0=off 1=on)</text:span></text:p>
          </table:table-cell>
          <table:table-cell table:style-name="Table1.A3" office:value-type="string">
            <text:p text:style-name="P5">Uses custom scripting based on certain mobs or events. See supported events section.</text:p>
          </table:table-cell>
          <table:table-cell table:style-name="Table1.A2" office:value-type="string">
            <text:p text:style-name="P5">/tglzlogic - toggles on/off</text:p>
          </table:table-cell>
        </table:table-row>
        <table:table-row>
          <table:table-cell table:style-name="Table1.A2" table:number-columns-spanned="3" office:value-type="string">
            <text:p text:style-name="P3">Section:Item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5">ChestItemName</text:p>
          </table:table-cell>
          <table:table-cell table:style-name="Table1.A3" office:value-type="string">
            <text:p text:style-name="P5">Put the name of a chest piece with a right click effect usable by your class here. 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5">ChestCombatCast <text:span text:style-name="T1">( 0=off 1=on)</text:span></text:p>
          </table:table-cell>
          <table:table-cell table:style-name="Table1.A3" office:value-type="string">
            <text:p text:style-name="P5">Turns the casting of a chest item in combat on/off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5">PoisonName</text:p>
          </table:table-cell>
          <table:table-cell table:style-name="Table1.A3" office:value-type="string">
            <text:p text:style-name="P5">Put the name of a poison useable by your class here. 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5">PoisonBuffName</text:p>
          </table:table-cell>
          <table:table-cell table:style-name="Table1.A3" office:value-type="string">
            <text:p text:style-name="P5">Put the name of the buff as it appears in your buff here.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5">UsePoisons <text:span text:style-name="T1">( 0=off 1=on)</text:span></text:p>
          </table:table-cell>
          <table:table-cell table:style-name="Table1.A3" office:value-type="string">
            <text:p text:style-name="P5">Turns the use of poison items on/off</text:p>
          </table:table-cell>
          <table:table-cell table:style-name="Table1.A2" office:value-type="string">
            <text:p text:style-name="P5"/>
          </table:table-cell>
        </table:table-row>
        <text:soft-page-break/>
        <table:table-row>
          <table:table-cell table:style-name="Table1.A2" table:number-columns-spanned="3" office:value-type="string">
            <text:p text:style-name="P3">Section:Options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Standard">AutoAxe<text:span text:style-name="T3"> </text:span><text:span text:style-name="T2">( 0=off 1=on)</text:span></text:p>
          </table:table-cell>
          <table:table-cell table:style-name="Table1.A3" office:value-type="string">
            <text:p text:style-name="Table_20_Contents">Turn on/off the auto summoning of Axes based on settings below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Standard">AutoAxeCount ( 0 – 999 )</text:p>
          </table:table-cell>
          <table:table-cell table:style-name="Table1.A3" office:value-type="string">
            <text:p text:style-name="Table_20_Contents">How many total axes to summon (ex: 600 )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Standard">AutoAxeMin ( 0 – 999 )</text:p>
          </table:table-cell>
          <table:table-cell table:style-name="Table1.A3" office:value-type="string">
            <text:p text:style-name="Table_20_Contents">Start trying to summon axes when below this amount (ex: 60 )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Standard">AutoAxeName</text:p>
          </table:table-cell>
          <table:table-cell table:style-name="Table1.A3" office:value-type="string">
            <text:p text:style-name="Table_20_Contents">Name of the axe your are trying to summon ( <text:s/>ex: Axe of the Mangler )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Standard">AutoAxeComponents</text:p>
          </table:table-cell>
          <table:table-cell table:style-name="Table1.A3" office:value-type="string">
            <text:p text:style-name="Table_20_Contents">Name of the reagent consumed when summoning the above axe type ( ex: Masterwork Axe Components )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Standard">AutoAxe2<text:span text:style-name="T3"> </text:span><text:span text:style-name="T2">( 0=off 1=on)</text:span></text:p>
          </table:table-cell>
          <table:table-cell table:style-name="Table1.A3" office:value-type="string">
            <text:p text:style-name="Table_20_Contents">Turn on/off the auto summoning of a 2<text:span text:style-name="T4">nd</text:span> axe type <text:s/>based on settings below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Standard">AutoAxe2Count ( 0 – 999 )</text:p>
          </table:table-cell>
          <table:table-cell table:style-name="Table1.A3" office:value-type="string">
            <text:p text:style-name="Table_20_Contents">How many total axes to summon (ex: 600 )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Standard">AutoAxe2Min ( 0 – 999 )</text:p>
          </table:table-cell>
          <table:table-cell table:style-name="Table1.A3" office:value-type="string">
            <text:p text:style-name="Table_20_Contents">Start trying to summon axes when below this amount (ex: 60 )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Standard">AutoAxe2Name</text:p>
          </table:table-cell>
          <table:table-cell table:style-name="Table1.A3" office:value-type="string">
            <text:p text:style-name="Table_20_Contents">Name of the axe your are trying to summon ( <text:s/>ex: Axe of the Mangler )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Standard">AutoAxe2Components</text:p>
          </table:table-cell>
          <table:table-cell table:style-name="Table1.A3" office:value-type="string">
            <text:p text:style-name="Table_20_Contents">Name of the reagent consumed when summoning the above axe type ( ex: Masterwork Axe Components )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Standard">DoBuffs <text:span text:style-name="T2">( 0=off 1=on)</text:span></text:p>
          </table:table-cell>
          <table:table-cell table:style-name="Table1.A3" office:value-type="string">
            <text:p text:style-name="Table_20_Contents">Turn on the use of Self/Group buffing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Standard">DoGroupBeg <text:span text:style-name="T2">( 0=off 1=on)</text:span></text:p>
          </table:table-cell>
          <table:table-cell table:style-name="Table1.A3" office:value-type="string">
            <text:p text:style-name="Table_20_Contents">***This is mainly for a group that has a cleric running IHCCLR*** Asks in group chat for cures and buffs, supported classes respond to the chat (Ex: You have a DT curse on and need a cure fast /gchat RC and IHCCLR will respond! )</text:p>
          </table:table-cell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e Dellanno</meta:initial-creator>
    <meta:creation-date>2019-05-02T18:25:05.22</meta:creation-date>
    <dc:date>2019-05-02T22:11:56.86</dc:date>
    <dc:creator>Dave Dellanno</dc:creator>
    <meta:editing-duration>PT44M38S</meta:editing-duration>
    <meta:editing-cycles>10</meta:editing-cycles>
    <meta:generator>OpenOffice/4.1.3$Win32 OpenOffice.org_project/413m1$Build-9783</meta:generator>
    <meta:document-statistic meta:table-count="1" meta:image-count="0" meta:object-count="0" meta:page-count="4" meta:paragraph-count="140" meta:word-count="1105" meta:character-count="6226"/>
  </office:meta>
</office:document-meta>
</file>